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50.09pt" svg:y="98.48pt">
            <draw:object draw:notify-on-update-of-ranges="Sheet1.B1:Sheet1.B99 Sheet1.C1:Sheet1.C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2425" calcext:value-type="float">
            <text:p>22425</text:p>
          </table:table-cell>
          <table:table-cell office:value-type="float" office:value="10.7432" calcext:value-type="float">
            <text:p>10.7432</text:p>
          </table:table-cell>
          <table:table-cell office:value-type="float" office:value="19.8687" calcext:value-type="float">
            <text:p>19.86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80" calcext:value-type="float">
            <text:p>22480</text:p>
          </table:table-cell>
          <table:table-cell office:value-type="float" office:value="10.2258" calcext:value-type="float">
            <text:p>10.2258</text:p>
          </table:table-cell>
          <table:table-cell office:value-type="float" office:value="12.1985" calcext:value-type="float">
            <text:p>12.19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81" calcext:value-type="float">
            <text:p>22481</text:p>
          </table:table-cell>
          <table:table-cell office:value-type="float" office:value="10.2258" calcext:value-type="float">
            <text:p>10.2258</text:p>
          </table:table-cell>
          <table:table-cell office:value-type="float" office:value="12.1985" calcext:value-type="float">
            <text:p>12.19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10.366" calcext:value-type="float">
            <text:p>10.366</text:p>
          </table:table-cell>
          <table:table-cell office:value-type="float" office:value="12.1897" calcext:value-type="float">
            <text:p>12.18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89" calcext:value-type="float">
            <text:p>22589</text:p>
          </table:table-cell>
          <table:table-cell office:value-type="float" office:value="25.3054" calcext:value-type="float">
            <text:p>25.3054</text:p>
          </table:table-cell>
          <table:table-cell office:value-type="float" office:value="11.0623" calcext:value-type="float">
            <text:p>11.06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25.4421" calcext:value-type="float">
            <text:p>25.4421</text:p>
          </table:table-cell>
          <table:table-cell office:value-type="float" office:value="11.03" calcext:value-type="float">
            <text:p>11.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91" calcext:value-type="float">
            <text:p>22591</text:p>
          </table:table-cell>
          <table:table-cell office:value-type="float" office:value="25.5684" calcext:value-type="float">
            <text:p>25.5684</text:p>
          </table:table-cell>
          <table:table-cell office:value-type="float" office:value="10.9683" calcext:value-type="float">
            <text:p>10.96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93" calcext:value-type="float">
            <text:p>22593</text:p>
          </table:table-cell>
          <table:table-cell office:value-type="float" office:value="25.6047" calcext:value-type="float">
            <text:p>25.6047</text:p>
          </table:table-cell>
          <table:table-cell office:value-type="float" office:value="10.8574" calcext:value-type="float">
            <text:p>10.85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94" calcext:value-type="float">
            <text:p>22594</text:p>
          </table:table-cell>
          <table:table-cell office:value-type="float" office:value="25.5671" calcext:value-type="float">
            <text:p>25.5671</text:p>
          </table:table-cell>
          <table:table-cell office:value-type="float" office:value="10.7217" calcext:value-type="float">
            <text:p>10.72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95" calcext:value-type="float">
            <text:p>22595</text:p>
          </table:table-cell>
          <table:table-cell office:value-type="float" office:value="25.5457" calcext:value-type="float">
            <text:p>25.5457</text:p>
          </table:table-cell>
          <table:table-cell office:value-type="float" office:value="10.5825" calcext:value-type="float">
            <text:p>10.58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96" calcext:value-type="float">
            <text:p>22596</text:p>
          </table:table-cell>
          <table:table-cell office:value-type="float" office:value="25.5396" calcext:value-type="float">
            <text:p>25.5396</text:p>
          </table:table-cell>
          <table:table-cell office:value-type="float" office:value="10.4419" calcext:value-type="float">
            <text:p>10.44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97" calcext:value-type="float">
            <text:p>22597</text:p>
          </table:table-cell>
          <table:table-cell office:value-type="float" office:value="25.5396" calcext:value-type="float">
            <text:p>25.5396</text:p>
          </table:table-cell>
          <table:table-cell office:value-type="float" office:value="10.4419" calcext:value-type="float">
            <text:p>10.44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98" calcext:value-type="float">
            <text:p>22598</text:p>
          </table:table-cell>
          <table:table-cell office:value-type="float" office:value="25.679" calcext:value-type="float">
            <text:p>25.679</text:p>
          </table:table-cell>
          <table:table-cell office:value-type="float" office:value="10.425" calcext:value-type="float">
            <text:p>10.4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5.8525" calcext:value-type="float">
            <text:p>25.8525</text:p>
          </table:table-cell>
          <table:table-cell office:value-type="float" office:value="10.2625" calcext:value-type="float">
            <text:p>10.26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01" calcext:value-type="float">
            <text:p>22601</text:p>
          </table:table-cell>
          <table:table-cell office:value-type="float" office:value="25.9924" calcext:value-type="float">
            <text:p>25.9924</text:p>
          </table:table-cell>
          <table:table-cell office:value-type="float" office:value="10.2488" calcext:value-type="float">
            <text:p>10.24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14" calcext:value-type="float">
            <text:p>22614</text:p>
          </table:table-cell>
          <table:table-cell office:value-type="float" office:value="27.79" calcext:value-type="float">
            <text:p>27.79</text:p>
          </table:table-cell>
          <table:table-cell office:value-type="float" office:value="9.96191" calcext:value-type="float">
            <text:p>9.961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float" office:value="27.9102" calcext:value-type="float">
            <text:p>27.9102</text:p>
          </table:table-cell>
          <table:table-cell office:value-type="float" office:value="9.88892" calcext:value-type="float">
            <text:p>9.888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float" office:value="28.1516" calcext:value-type="float">
            <text:p>28.1516</text:p>
          </table:table-cell>
          <table:table-cell office:value-type="float" office:value="9.75708" calcext:value-type="float">
            <text:p>9.757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18" calcext:value-type="float">
            <text:p>22618</text:p>
          </table:table-cell>
          <table:table-cell office:value-type="float" office:value="28.2725" calcext:value-type="float">
            <text:p>28.2725</text:p>
          </table:table-cell>
          <table:table-cell office:value-type="float" office:value="9.6853" calcext:value-type="float">
            <text:p>9.6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19" calcext:value-type="float">
            <text:p>22619</text:p>
          </table:table-cell>
          <table:table-cell office:value-type="float" office:value="28.377" calcext:value-type="float">
            <text:p>28.377</text:p>
          </table:table-cell>
          <table:table-cell office:value-type="float" office:value="9.59131" calcext:value-type="float">
            <text:p>9.591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21" calcext:value-type="float">
            <text:p>22621</text:p>
          </table:table-cell>
          <table:table-cell office:value-type="float" office:value="28.5979" calcext:value-type="float">
            <text:p>28.5979</text:p>
          </table:table-cell>
          <table:table-cell office:value-type="float" office:value="9.43628" calcext:value-type="float">
            <text:p>9.436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float" office:value="28.7161" calcext:value-type="float">
            <text:p>28.7161</text:p>
          </table:table-cell>
          <table:table-cell office:value-type="float" office:value="9.36035" calcext:value-type="float">
            <text:p>9.360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float" office:value="28.8181" calcext:value-type="float">
            <text:p>28.8181</text:p>
          </table:table-cell>
          <table:table-cell office:value-type="float" office:value="9.26367" calcext:value-type="float">
            <text:p>9.263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53" calcext:value-type="float">
            <text:p>66553</text:p>
          </table:table-cell>
          <table:table-cell office:value-type="float" office:value="29.1494" calcext:value-type="float">
            <text:p>29.1494</text:p>
          </table:table-cell>
          <table:table-cell office:value-type="float" office:value="9.61792" calcext:value-type="float">
            <text:p>9.617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54" calcext:value-type="float">
            <text:p>66554</text:p>
          </table:table-cell>
          <table:table-cell office:value-type="float" office:value="29.1494" calcext:value-type="float">
            <text:p>29.1494</text:p>
          </table:table-cell>
          <table:table-cell office:value-type="float" office:value="9.61792" calcext:value-type="float">
            <text:p>9.617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55" calcext:value-type="float">
            <text:p>66555</text:p>
          </table:table-cell>
          <table:table-cell office:value-type="float" office:value="29.1494" calcext:value-type="float">
            <text:p>29.1494</text:p>
          </table:table-cell>
          <table:table-cell office:value-type="float" office:value="9.61792" calcext:value-type="float">
            <text:p>9.617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56" calcext:value-type="float">
            <text:p>66556</text:p>
          </table:table-cell>
          <table:table-cell office:value-type="float" office:value="29.2812" calcext:value-type="float">
            <text:p>29.2812</text:p>
          </table:table-cell>
          <table:table-cell office:value-type="float" office:value="9.56958" calcext:value-type="float">
            <text:p>9.569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57" calcext:value-type="float">
            <text:p>66557</text:p>
          </table:table-cell>
          <table:table-cell office:value-type="float" office:value="29.4214" calcext:value-type="float">
            <text:p>29.4214</text:p>
          </table:table-cell>
          <table:table-cell office:value-type="float" office:value="9.5791" calcext:value-type="float">
            <text:p>9.57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58" calcext:value-type="float">
            <text:p>66558</text:p>
          </table:table-cell>
          <table:table-cell office:value-type="float" office:value="29.5603" calcext:value-type="float">
            <text:p>29.5603</text:p>
          </table:table-cell>
          <table:table-cell office:value-type="float" office:value="9.55835" calcext:value-type="float">
            <text:p>9.558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61" calcext:value-type="float">
            <text:p>66561</text:p>
          </table:table-cell>
          <table:table-cell office:value-type="float" office:value="29.9609" calcext:value-type="float">
            <text:p>29.9609</text:p>
          </table:table-cell>
          <table:table-cell office:value-type="float" office:value="9.46704" calcext:value-type="float">
            <text:p>9.46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62" calcext:value-type="float">
            <text:p>66562</text:p>
          </table:table-cell>
          <table:table-cell office:value-type="float" office:value="30.1001" calcext:value-type="float">
            <text:p>30.1001</text:p>
          </table:table-cell>
          <table:table-cell office:value-type="float" office:value="9.44727" calcext:value-type="float">
            <text:p>9.447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66" calcext:value-type="float">
            <text:p>66566</text:p>
          </table:table-cell>
          <table:table-cell office:value-type="float" office:value="30.6379" calcext:value-type="float">
            <text:p>30.6379</text:p>
          </table:table-cell>
          <table:table-cell office:value-type="float" office:value="9.35718" calcext:value-type="float">
            <text:p>9.357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67" calcext:value-type="float">
            <text:p>66567</text:p>
          </table:table-cell>
          <table:table-cell office:value-type="float" office:value="30.7493" calcext:value-type="float">
            <text:p>30.7493</text:p>
          </table:table-cell>
          <table:table-cell office:value-type="float" office:value="9.27148" calcext:value-type="float">
            <text:p>9.271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69" calcext:value-type="float">
            <text:p>66569</text:p>
          </table:table-cell>
          <table:table-cell office:value-type="float" office:value="30.9956" calcext:value-type="float">
            <text:p>30.9956</text:p>
          </table:table-cell>
          <table:table-cell office:value-type="float" office:value="9.15845" calcext:value-type="float">
            <text:p>9.158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73" calcext:value-type="float">
            <text:p>66573</text:p>
          </table:table-cell>
          <table:table-cell office:value-type="float" office:value="31.5188" calcext:value-type="float">
            <text:p>31.5188</text:p>
          </table:table-cell>
          <table:table-cell office:value-type="float" office:value="8.96851" calcext:value-type="float">
            <text:p>8.968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77" calcext:value-type="float">
            <text:p>66577</text:p>
          </table:table-cell>
          <table:table-cell office:value-type="float" office:value="32.0476" calcext:value-type="float">
            <text:p>32.0476</text:p>
          </table:table-cell>
          <table:table-cell office:value-type="float" office:value="8.79492" calcext:value-type="float">
            <text:p>8.794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81" calcext:value-type="float">
            <text:p>66581</text:p>
          </table:table-cell>
          <table:table-cell office:value-type="float" office:value="32.5825" calcext:value-type="float">
            <text:p>32.5825</text:p>
          </table:table-cell>
          <table:table-cell office:value-type="float" office:value="8.63965" calcext:value-type="float">
            <text:p>8.639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84" calcext:value-type="float">
            <text:p>66584</text:p>
          </table:table-cell>
          <table:table-cell office:value-type="float" office:value="32.8462" calcext:value-type="float">
            <text:p>32.8462</text:p>
          </table:table-cell>
          <table:table-cell office:value-type="float" office:value="8.45239" calcext:value-type="float">
            <text:p>8.45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86" calcext:value-type="float">
            <text:p>66586</text:p>
          </table:table-cell>
          <table:table-cell office:value-type="float" office:value="32.843" calcext:value-type="float">
            <text:p>32.843</text:p>
          </table:table-cell>
          <table:table-cell office:value-type="float" office:value="8.22388" calcext:value-type="float">
            <text:p>8.223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87" calcext:value-type="float">
            <text:p>66587</text:p>
          </table:table-cell>
          <table:table-cell office:value-type="float" office:value="32.823" calcext:value-type="float">
            <text:p>32.823</text:p>
          </table:table-cell>
          <table:table-cell office:value-type="float" office:value="8.08447" calcext:value-type="float">
            <text:p>8.084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88" calcext:value-type="float">
            <text:p>66588</text:p>
          </table:table-cell>
          <table:table-cell office:value-type="float" office:value="32.8179" calcext:value-type="float">
            <text:p>32.8179</text:p>
          </table:table-cell>
          <table:table-cell office:value-type="float" office:value="7.94385" calcext:value-type="float">
            <text:p>7.943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89" calcext:value-type="float">
            <text:p>66589</text:p>
          </table:table-cell>
          <table:table-cell office:value-type="float" office:value="32.8179" calcext:value-type="float">
            <text:p>32.8179</text:p>
          </table:table-cell>
          <table:table-cell office:value-type="float" office:value="7.94385" calcext:value-type="float">
            <text:p>7.943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90" calcext:value-type="float">
            <text:p>66590</text:p>
          </table:table-cell>
          <table:table-cell office:value-type="float" office:value="32.8179" calcext:value-type="float">
            <text:p>32.8179</text:p>
          </table:table-cell>
          <table:table-cell office:value-type="float" office:value="7.94385" calcext:value-type="float">
            <text:p>7.943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91" calcext:value-type="float">
            <text:p>66591</text:p>
          </table:table-cell>
          <table:table-cell office:value-type="float" office:value="32.8577" calcext:value-type="float">
            <text:p>32.8577</text:p>
          </table:table-cell>
          <table:table-cell office:value-type="float" office:value="7.95459" calcext:value-type="float">
            <text:p>7.954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92" calcext:value-type="float">
            <text:p>66592</text:p>
          </table:table-cell>
          <table:table-cell office:value-type="float" office:value="32.8428" calcext:value-type="float">
            <text:p>32.8428</text:p>
          </table:table-cell>
          <table:table-cell office:value-type="float" office:value="8.0415" calcext:value-type="float">
            <text:p>8.04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94" calcext:value-type="float">
            <text:p>66594</text:p>
          </table:table-cell>
          <table:table-cell office:value-type="float" office:value="32.7905" calcext:value-type="float">
            <text:p>32.7905</text:p>
          </table:table-cell>
          <table:table-cell office:value-type="float" office:value="8.25293" calcext:value-type="float">
            <text:p>8.252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95" calcext:value-type="float">
            <text:p>66595</text:p>
          </table:table-cell>
          <table:table-cell office:value-type="float" office:value="32.762" calcext:value-type="float">
            <text:p>32.762</text:p>
          </table:table-cell>
          <table:table-cell office:value-type="float" office:value="8.39062" calcext:value-type="float">
            <text:p>8.39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97" calcext:value-type="float">
            <text:p>66597</text:p>
          </table:table-cell>
          <table:table-cell office:value-type="float" office:value="32.7827" calcext:value-type="float">
            <text:p>32.7827</text:p>
          </table:table-cell>
          <table:table-cell office:value-type="float" office:value="8.52954" calcext:value-type="float">
            <text:p>8.529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98" calcext:value-type="float">
            <text:p>66598</text:p>
          </table:table-cell>
          <table:table-cell office:value-type="float" office:value="32.8899" calcext:value-type="float">
            <text:p>32.8899</text:p>
          </table:table-cell>
          <table:table-cell office:value-type="float" office:value="8.56299" calcext:value-type="float">
            <text:p>8.562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99" calcext:value-type="float">
            <text:p>66599</text:p>
          </table:table-cell>
          <table:table-cell office:value-type="float" office:value="32.9312" calcext:value-type="float">
            <text:p>32.9312</text:p>
          </table:table-cell>
          <table:table-cell office:value-type="float" office:value="8.67212" calcext:value-type="float">
            <text:p>8.672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32.9517" calcext:value-type="float">
            <text:p>32.9517</text:p>
          </table:table-cell>
          <table:table-cell office:value-type="float" office:value="8.80908" calcext:value-type="float">
            <text:p>8.809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01" calcext:value-type="float">
            <text:p>66601</text:p>
          </table:table-cell>
          <table:table-cell office:value-type="float" office:value="33.0532" calcext:value-type="float">
            <text:p>33.0532</text:p>
          </table:table-cell>
          <table:table-cell office:value-type="float" office:value="8.89941" calcext:value-type="float">
            <text:p>8.899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02" calcext:value-type="float">
            <text:p>66602</text:p>
          </table:table-cell>
          <table:table-cell office:value-type="float" office:value="33.0889" calcext:value-type="float">
            <text:p>33.0889</text:p>
          </table:table-cell>
          <table:table-cell office:value-type="float" office:value="8.96216" calcext:value-type="float">
            <text:p>8.962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05" calcext:value-type="float">
            <text:p>66605</text:p>
          </table:table-cell>
          <table:table-cell office:value-type="float" office:value="33.2209" calcext:value-type="float">
            <text:p>33.220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07" calcext:value-type="float">
            <text:p>66607</text:p>
          </table:table-cell>
          <table:table-cell office:value-type="float" office:value="33.3274" calcext:value-type="float">
            <text:p>33.3274</text:p>
          </table:table-cell>
          <table:table-cell office:value-type="float" office:value="9.33228" calcext:value-type="float">
            <text:p>9.332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08" calcext:value-type="float">
            <text:p>66608</text:p>
          </table:table-cell>
          <table:table-cell office:value-type="float" office:value="33.3792" calcext:value-type="float">
            <text:p>33.3792</text:p>
          </table:table-cell>
          <table:table-cell office:value-type="float" office:value="9.46289" calcext:value-type="float">
            <text:p>9.462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09" calcext:value-type="float">
            <text:p>66609</text:p>
          </table:table-cell>
          <table:table-cell office:value-type="float" office:value="33.3792" calcext:value-type="float">
            <text:p>33.3792</text:p>
          </table:table-cell>
          <table:table-cell office:value-type="float" office:value="9.46289" calcext:value-type="float">
            <text:p>9.462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12" calcext:value-type="float">
            <text:p>66612</text:p>
          </table:table-cell>
          <table:table-cell office:value-type="float" office:value="33.7886" calcext:value-type="float">
            <text:p>33.7886</text:p>
          </table:table-cell>
          <table:table-cell office:value-type="float" office:value="9.5498" calcext:value-type="float">
            <text:p>9.5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15" calcext:value-type="float">
            <text:p>66615</text:p>
          </table:table-cell>
          <table:table-cell office:value-type="float" office:value="34.1282" calcext:value-type="float">
            <text:p>34.1282</text:p>
          </table:table-cell>
          <table:table-cell office:value-type="float" office:value="9.62109" calcext:value-type="float">
            <text:p>9.621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16" calcext:value-type="float">
            <text:p>66616</text:p>
          </table:table-cell>
          <table:table-cell office:value-type="float" office:value="34.1287" calcext:value-type="float">
            <text:p>34.1287</text:p>
          </table:table-cell>
          <table:table-cell office:value-type="float" office:value="9.62183" calcext:value-type="float">
            <text:p>9.621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17" calcext:value-type="float">
            <text:p>66617</text:p>
          </table:table-cell>
          <table:table-cell office:value-type="float" office:value="34.1287" calcext:value-type="float">
            <text:p>34.1287</text:p>
          </table:table-cell>
          <table:table-cell office:value-type="float" office:value="9.62183" calcext:value-type="float">
            <text:p>9.621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18" calcext:value-type="float">
            <text:p>66618</text:p>
          </table:table-cell>
          <table:table-cell office:value-type="float" office:value="34.1284" calcext:value-type="float">
            <text:p>34.1284</text:p>
          </table:table-cell>
          <table:table-cell office:value-type="float" office:value="9.62207" calcext:value-type="float">
            <text:p>9.622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19" calcext:value-type="float">
            <text:p>66619</text:p>
          </table:table-cell>
          <table:table-cell office:value-type="float" office:value="34.1187" calcext:value-type="float">
            <text:p>34.1187</text:p>
          </table:table-cell>
          <table:table-cell office:value-type="float" office:value="9.7583" calcext:value-type="float">
            <text:p>9.75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0" calcext:value-type="float">
            <text:p>66620</text:p>
          </table:table-cell>
          <table:table-cell office:value-type="float" office:value="34.0786" calcext:value-type="float">
            <text:p>34.0786</text:p>
          </table:table-cell>
          <table:table-cell office:value-type="float" office:value="9.89307" calcext:value-type="float">
            <text:p>9.893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1" calcext:value-type="float">
            <text:p>66621</text:p>
          </table:table-cell>
          <table:table-cell office:value-type="float" office:value="34.1272" calcext:value-type="float">
            <text:p>34.1272</text:p>
          </table:table-cell>
          <table:table-cell office:value-type="float" office:value="9.92236" calcext:value-type="float">
            <text:p>9.922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2" calcext:value-type="float">
            <text:p>66622</text:p>
          </table:table-cell>
          <table:table-cell office:value-type="float" office:value="34.1511" calcext:value-type="float">
            <text:p>34.1511</text:p>
          </table:table-cell>
          <table:table-cell office:value-type="float" office:value="10.0537" calcext:value-type="float">
            <text:p>10.05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3" calcext:value-type="float">
            <text:p>66623</text:p>
          </table:table-cell>
          <table:table-cell office:value-type="float" office:value="34.1382" calcext:value-type="float">
            <text:p>34.1382</text:p>
          </table:table-cell>
          <table:table-cell office:value-type="float" office:value="10.1936" calcext:value-type="float">
            <text:p>10.19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4" calcext:value-type="float">
            <text:p>66624</text:p>
          </table:table-cell>
          <table:table-cell office:value-type="float" office:value="34.1409" calcext:value-type="float">
            <text:p>34.1409</text:p>
          </table:table-cell>
          <table:table-cell office:value-type="float" office:value="10.334" calcext:value-type="float">
            <text:p>10.3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5" calcext:value-type="float">
            <text:p>66625</text:p>
          </table:table-cell>
          <table:table-cell office:value-type="float" office:value="34.1409" calcext:value-type="float">
            <text:p>34.1409</text:p>
          </table:table-cell>
          <table:table-cell office:value-type="float" office:value="10.334" calcext:value-type="float">
            <text:p>10.3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6" calcext:value-type="float">
            <text:p>66626</text:p>
          </table:table-cell>
          <table:table-cell office:value-type="float" office:value="34.2068" calcext:value-type="float">
            <text:p>34.2068</text:p>
          </table:table-cell>
          <table:table-cell office:value-type="float" office:value="10.3921" calcext:value-type="float">
            <text:p>10.39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7" calcext:value-type="float">
            <text:p>66627</text:p>
          </table:table-cell>
          <table:table-cell office:value-type="float" office:value="34.2646" calcext:value-type="float">
            <text:p>34.2646</text:p>
          </table:table-cell>
          <table:table-cell office:value-type="float" office:value="10.52" calcext:value-type="float">
            <text:p>10.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8" calcext:value-type="float">
            <text:p>66628</text:p>
          </table:table-cell>
          <table:table-cell office:value-type="float" office:value="34.3318" calcext:value-type="float">
            <text:p>34.3318</text:p>
          </table:table-cell>
          <table:table-cell office:value-type="float" office:value="10.6433" calcext:value-type="float">
            <text:p>10.64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29" calcext:value-type="float">
            <text:p>66629</text:p>
          </table:table-cell>
          <table:table-cell office:value-type="float" office:value="34.4585" calcext:value-type="float">
            <text:p>34.4585</text:p>
          </table:table-cell>
          <table:table-cell office:value-type="float" office:value="10.6636" calcext:value-type="float">
            <text:p>10.66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30" calcext:value-type="float">
            <text:p>66630</text:p>
          </table:table-cell>
          <table:table-cell office:value-type="float" office:value="34.5654" calcext:value-type="float">
            <text:p>34.5654</text:p>
          </table:table-cell>
          <table:table-cell office:value-type="float" office:value="10.7546" calcext:value-type="float">
            <text:p>10.75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31" calcext:value-type="float">
            <text:p>66631</text:p>
          </table:table-cell>
          <table:table-cell office:value-type="float" office:value="34.6758" calcext:value-type="float">
            <text:p>34.6758</text:p>
          </table:table-cell>
          <table:table-cell office:value-type="float" office:value="10.8413" calcext:value-type="float">
            <text:p>10.8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32" calcext:value-type="float">
            <text:p>66632</text:p>
          </table:table-cell>
          <table:table-cell office:value-type="float" office:value="34.8101" calcext:value-type="float">
            <text:p>34.8101</text:p>
          </table:table-cell>
          <table:table-cell office:value-type="float" office:value="10.8826" calcext:value-type="float">
            <text:p>10.88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33" calcext:value-type="float">
            <text:p>66633</text:p>
          </table:table-cell>
          <table:table-cell office:value-type="float" office:value="34.948" calcext:value-type="float">
            <text:p>34.948</text:p>
          </table:table-cell>
          <table:table-cell office:value-type="float" office:value="10.8926" calcext:value-type="float">
            <text:p>10.89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34" calcext:value-type="float">
            <text:p>66634</text:p>
          </table:table-cell>
          <table:table-cell office:value-type="float" office:value="35.061" calcext:value-type="float">
            <text:p>35.061</text:p>
          </table:table-cell>
          <table:table-cell office:value-type="float" office:value="10.9758" calcext:value-type="float">
            <text:p>10.97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37" calcext:value-type="float">
            <text:p>66637</text:p>
          </table:table-cell>
          <table:table-cell office:value-type="float" office:value="35.4761" calcext:value-type="float">
            <text:p>35.4761</text:p>
          </table:table-cell>
          <table:table-cell office:value-type="float" office:value="11.021" calcext:value-type="float">
            <text:p>11.0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26" calcext:value-type="float">
            <text:p>66726</text:p>
          </table:table-cell>
          <table:table-cell office:value-type="float" office:value="47.9541" calcext:value-type="float">
            <text:p>47.9541</text:p>
          </table:table-cell>
          <table:table-cell office:value-type="float" office:value="10.228" calcext:value-type="float">
            <text:p>10.2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28" calcext:value-type="float">
            <text:p>66728</text:p>
          </table:table-cell>
          <table:table-cell office:value-type="float" office:value="48.1912" calcext:value-type="float">
            <text:p>48.1912</text:p>
          </table:table-cell>
          <table:table-cell office:value-type="float" office:value="10.0801" calcext:value-type="float">
            <text:p>10.08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29" calcext:value-type="float">
            <text:p>66729</text:p>
          </table:table-cell>
          <table:table-cell office:value-type="float" office:value="48.3269" calcext:value-type="float">
            <text:p>48.3269</text:p>
          </table:table-cell>
          <table:table-cell office:value-type="float" office:value="10.0437" calcext:value-type="float">
            <text:p>10.04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31" calcext:value-type="float">
            <text:p>66731</text:p>
          </table:table-cell>
          <table:table-cell office:value-type="float" office:value="48.5439" calcext:value-type="float">
            <text:p>48.5439</text:p>
          </table:table-cell>
          <table:table-cell office:value-type="float" office:value="9.89478" calcext:value-type="float">
            <text:p>9.894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32" calcext:value-type="float">
            <text:p>66732</text:p>
          </table:table-cell>
          <table:table-cell office:value-type="float" office:value="48.6841" calcext:value-type="float">
            <text:p>48.6841</text:p>
          </table:table-cell>
          <table:table-cell office:value-type="float" office:value="9.88403" calcext:value-type="float">
            <text:p>9.884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33" calcext:value-type="float">
            <text:p>66733</text:p>
          </table:table-cell>
          <table:table-cell office:value-type="float" office:value="48.8206" calcext:value-type="float">
            <text:p>48.8206</text:p>
          </table:table-cell>
          <table:table-cell office:value-type="float" office:value="9.85059" calcext:value-type="float">
            <text:p>9.850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35" calcext:value-type="float">
            <text:p>66735</text:p>
          </table:table-cell>
          <table:table-cell office:value-type="float" office:value="49.0576" calcext:value-type="float">
            <text:p>49.0576</text:p>
          </table:table-cell>
          <table:table-cell office:value-type="float" office:value="9.71851" calcext:value-type="float">
            <text:p>9.718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36" calcext:value-type="float">
            <text:p>66736</text:p>
          </table:table-cell>
          <table:table-cell office:value-type="float" office:value="49.1318" calcext:value-type="float">
            <text:p>49.1318</text:p>
          </table:table-cell>
          <table:table-cell office:value-type="float" office:value="9.59912" calcext:value-type="float">
            <text:p>9.599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37" calcext:value-type="float">
            <text:p>66737</text:p>
          </table:table-cell>
          <table:table-cell office:value-type="float" office:value="49.2646" calcext:value-type="float">
            <text:p>49.2646</text:p>
          </table:table-cell>
          <table:table-cell office:value-type="float" office:value="9.56665" calcext:value-type="float">
            <text:p>9.566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38" calcext:value-type="float">
            <text:p>66738</text:p>
          </table:table-cell>
          <table:table-cell office:value-type="float" office:value="49.3643" calcext:value-type="float">
            <text:p>49.3643</text:p>
          </table:table-cell>
          <table:table-cell office:value-type="float" office:value="9.46753" calcext:value-type="float">
            <text:p>9.467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39" calcext:value-type="float">
            <text:p>66739</text:p>
          </table:table-cell>
          <table:table-cell office:value-type="float" office:value="49.4434" calcext:value-type="float">
            <text:p>49.4434</text:p>
          </table:table-cell>
          <table:table-cell office:value-type="float" office:value="9.37305" calcext:value-type="float">
            <text:p>9.37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40" calcext:value-type="float">
            <text:p>66740</text:p>
          </table:table-cell>
          <table:table-cell office:value-type="float" office:value="49.4753" calcext:value-type="float">
            <text:p>49.4753</text:p>
          </table:table-cell>
          <table:table-cell office:value-type="float" office:value="9.2522" calcext:value-type="float">
            <text:p>9.25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41" calcext:value-type="float">
            <text:p>66741</text:p>
          </table:table-cell>
          <table:table-cell office:value-type="float" office:value="49.5854" calcext:value-type="float">
            <text:p>49.5854</text:p>
          </table:table-cell>
          <table:table-cell office:value-type="float" office:value="9.19043" calcext:value-type="float">
            <text:p>9.190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42" calcext:value-type="float">
            <text:p>66742</text:p>
          </table:table-cell>
          <table:table-cell office:value-type="float" office:value="49.6536" calcext:value-type="float">
            <text:p>49.6536</text:p>
          </table:table-cell>
          <table:table-cell office:value-type="float" office:value="9.08301" calcext:value-type="float">
            <text:p>9.083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43" calcext:value-type="float">
            <text:p>66743</text:p>
          </table:table-cell>
          <table:table-cell office:value-type="float" office:value="49.6863" calcext:value-type="float">
            <text:p>49.6863</text:p>
          </table:table-cell>
          <table:table-cell office:value-type="float" office:value="8.94897" calcext:value-type="float">
            <text:p>8.948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44" calcext:value-type="float">
            <text:p>66744</text:p>
          </table:table-cell>
          <table:table-cell office:value-type="float" office:value="49.689" calcext:value-type="float">
            <text:p>49.689</text:p>
          </table:table-cell>
          <table:table-cell office:value-type="float" office:value="8.80835" calcext:value-type="float">
            <text:p>8.808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45" calcext:value-type="float">
            <text:p>66745</text:p>
          </table:table-cell>
          <table:table-cell office:value-type="float" office:value="49.689" calcext:value-type="float">
            <text:p>49.689</text:p>
          </table:table-cell>
          <table:table-cell office:value-type="float" office:value="8.80835" calcext:value-type="float">
            <text:p>8.808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46" calcext:value-type="float">
            <text:p>66746</text:p>
          </table:table-cell>
          <table:table-cell office:value-type="float" office:value="49.689" calcext:value-type="float">
            <text:p>49.689</text:p>
          </table:table-cell>
          <table:table-cell office:value-type="float" office:value="8.80835" calcext:value-type="float">
            <text:p>8.808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47" calcext:value-type="float">
            <text:p>66747</text:p>
          </table:table-cell>
          <table:table-cell office:value-type="float" office:value="49.8286" calcext:value-type="float">
            <text:p>49.8286</text:p>
          </table:table-cell>
          <table:table-cell office:value-type="float" office:value="8.82471" calcext:value-type="float">
            <text:p>8.824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52" calcext:value-type="float">
            <text:p>66752</text:p>
          </table:table-cell>
          <table:table-cell office:value-type="float" office:value="50.5105" calcext:value-type="float">
            <text:p>50.5105</text:p>
          </table:table-cell>
          <table:table-cell office:value-type="float" office:value="8.81592" calcext:value-type="float">
            <text:p>8.815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225" calcext:value-type="float">
            <text:p>95225</text:p>
          </table:table-cell>
          <table:table-cell office:value-type="float" office:value="52.167" calcext:value-type="float">
            <text:p>52.167</text:p>
          </table:table-cell>
          <table:table-cell office:value-type="float" office:value="12.197" calcext:value-type="float">
            <text:p>12.1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226" calcext:value-type="float">
            <text:p>95226</text:p>
          </table:table-cell>
          <table:table-cell office:value-type="float" office:value="52.167" calcext:value-type="float">
            <text:p>52.167</text:p>
          </table:table-cell>
          <table:table-cell office:value-type="float" office:value="12.197" calcext:value-type="float">
            <text:p>12.1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227" calcext:value-type="float">
            <text:p>95227</text:p>
          </table:table-cell>
          <table:table-cell office:value-type="float" office:value="52.167" calcext:value-type="float">
            <text:p>52.167</text:p>
          </table:table-cell>
          <table:table-cell office:value-type="float" office:value="12.197" calcext:value-type="float">
            <text:p>12.1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228" calcext:value-type="float">
            <text:p>95228</text:p>
          </table:table-cell>
          <table:table-cell office:value-type="float" office:value="52.1731" calcext:value-type="float">
            <text:p>52.1731</text:p>
          </table:table-cell>
          <table:table-cell office:value-type="float" office:value="12.3374" calcext:value-type="float">
            <text:p>12.337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1:55:32.248559331</meta:creation-date>
    <dc:date>2020-03-30T22:39:01.358015228</dc:date>
    <meta:editing-duration>PT12M8S</meta:editing-duration>
    <meta:editing-cycles>1</meta:editing-cycles>
    <meta:document-statistic meta:table-count="1" meta:cell-count="41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1:Sheet1.C99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99" chart:class="chart:scatter">
            <chart:domain table:cell-range-address="Sheet1.B1:Sheet1.B99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432">
                <text:p>10.7432</text:p>
                <draw:g>
                  <svg:desc>Sheet1.B1:Sheet1.B99</svg:desc>
                </draw:g>
              </table:table-cell>
              <table:table-cell office:value-type="float" office:value="19.8687">
                <text:p>19.8687</text:p>
                <draw:g>
                  <svg:desc>Sheet1.C1:Sheet1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258">
                <text:p>10.2258</text:p>
              </table:table-cell>
              <table:table-cell office:value-type="float" office:value="12.1985">
                <text:p>12.1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258">
                <text:p>10.2258</text:p>
              </table:table-cell>
              <table:table-cell office:value-type="float" office:value="12.1985">
                <text:p>12.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66">
                <text:p>10.366</text:p>
              </table:table-cell>
              <table:table-cell office:value-type="float" office:value="12.1897">
                <text:p>12.1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3054">
                <text:p>25.3054</text:p>
              </table:table-cell>
              <table:table-cell office:value-type="float" office:value="11.0623">
                <text:p>11.0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4421">
                <text:p>25.4421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5684">
                <text:p>25.5684</text:p>
              </table:table-cell>
              <table:table-cell office:value-type="float" office:value="10.9683">
                <text:p>10.9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6047">
                <text:p>25.6047</text:p>
              </table:table-cell>
              <table:table-cell office:value-type="float" office:value="10.8574">
                <text:p>10.8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71">
                <text:p>25.5671</text:p>
              </table:table-cell>
              <table:table-cell office:value-type="float" office:value="10.7217">
                <text:p>10.7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5457">
                <text:p>25.5457</text:p>
              </table:table-cell>
              <table:table-cell office:value-type="float" office:value="10.5825">
                <text:p>10.5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396">
                <text:p>25.5396</text:p>
              </table:table-cell>
              <table:table-cell office:value-type="float" office:value="10.4419">
                <text:p>10.4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5396">
                <text:p>25.5396</text:p>
              </table:table-cell>
              <table:table-cell office:value-type="float" office:value="10.4419">
                <text:p>10.4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679">
                <text:p>25.679</text:p>
              </table:table-cell>
              <table:table-cell office:value-type="float" office:value="10.425">
                <text:p>10.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8525">
                <text:p>25.8525</text:p>
              </table:table-cell>
              <table:table-cell office:value-type="float" office:value="10.2625">
                <text:p>10.2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9924">
                <text:p>25.9924</text:p>
              </table:table-cell>
              <table:table-cell office:value-type="float" office:value="10.2488">
                <text:p>10.2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79">
                <text:p>27.79</text:p>
              </table:table-cell>
              <table:table-cell office:value-type="float" office:value="9.96191">
                <text:p>9.96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9102">
                <text:p>27.9102</text:p>
              </table:table-cell>
              <table:table-cell office:value-type="float" office:value="9.88892">
                <text:p>9.88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1516">
                <text:p>28.1516</text:p>
              </table:table-cell>
              <table:table-cell office:value-type="float" office:value="9.75708">
                <text:p>9.7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2725">
                <text:p>28.2725</text:p>
              </table:table-cell>
              <table:table-cell office:value-type="float" office:value="9.6853">
                <text:p>9.6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377">
                <text:p>28.377</text:p>
              </table:table-cell>
              <table:table-cell office:value-type="float" office:value="9.59131">
                <text:p>9.59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5979">
                <text:p>28.5979</text:p>
              </table:table-cell>
              <table:table-cell office:value-type="float" office:value="9.43628">
                <text:p>9.43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7161">
                <text:p>28.7161</text:p>
              </table:table-cell>
              <table:table-cell office:value-type="float" office:value="9.36035">
                <text:p>9.36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8181">
                <text:p>28.8181</text:p>
              </table:table-cell>
              <table:table-cell office:value-type="float" office:value="9.26367">
                <text:p>9.26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1494">
                <text:p>29.1494</text:p>
              </table:table-cell>
              <table:table-cell office:value-type="float" office:value="9.61792">
                <text:p>9.61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1494">
                <text:p>29.1494</text:p>
              </table:table-cell>
              <table:table-cell office:value-type="float" office:value="9.61792">
                <text:p>9.61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1494">
                <text:p>29.1494</text:p>
              </table:table-cell>
              <table:table-cell office:value-type="float" office:value="9.61792">
                <text:p>9.61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2812">
                <text:p>29.2812</text:p>
              </table:table-cell>
              <table:table-cell office:value-type="float" office:value="9.56958">
                <text:p>9.56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4214">
                <text:p>29.4214</text:p>
              </table:table-cell>
              <table:table-cell office:value-type="float" office:value="9.5791">
                <text:p>9.5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5603">
                <text:p>29.5603</text:p>
              </table:table-cell>
              <table:table-cell office:value-type="float" office:value="9.55835">
                <text:p>9.55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9609">
                <text:p>29.9609</text:p>
              </table:table-cell>
              <table:table-cell office:value-type="float" office:value="9.46704">
                <text:p>9.46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1001">
                <text:p>30.1001</text:p>
              </table:table-cell>
              <table:table-cell office:value-type="float" office:value="9.44727">
                <text:p>9.44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6379">
                <text:p>30.6379</text:p>
              </table:table-cell>
              <table:table-cell office:value-type="float" office:value="9.35718">
                <text:p>9.35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7493">
                <text:p>30.7493</text:p>
              </table:table-cell>
              <table:table-cell office:value-type="float" office:value="9.27148">
                <text:p>9.27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9956">
                <text:p>30.9956</text:p>
              </table:table-cell>
              <table:table-cell office:value-type="float" office:value="9.15845">
                <text:p>9.15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5188">
                <text:p>31.5188</text:p>
              </table:table-cell>
              <table:table-cell office:value-type="float" office:value="8.96851">
                <text:p>8.968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0476">
                <text:p>32.0476</text:p>
              </table:table-cell>
              <table:table-cell office:value-type="float" office:value="8.79492">
                <text:p>8.794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5825">
                <text:p>32.5825</text:p>
              </table:table-cell>
              <table:table-cell office:value-type="float" office:value="8.63965">
                <text:p>8.639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.8462">
                <text:p>32.8462</text:p>
              </table:table-cell>
              <table:table-cell office:value-type="float" office:value="8.45239">
                <text:p>8.45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843">
                <text:p>32.843</text:p>
              </table:table-cell>
              <table:table-cell office:value-type="float" office:value="8.22388">
                <text:p>8.22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823">
                <text:p>32.823</text:p>
              </table:table-cell>
              <table:table-cell office:value-type="float" office:value="8.08447">
                <text:p>8.084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.8179">
                <text:p>32.8179</text:p>
              </table:table-cell>
              <table:table-cell office:value-type="float" office:value="7.94385">
                <text:p>7.94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8179">
                <text:p>32.8179</text:p>
              </table:table-cell>
              <table:table-cell office:value-type="float" office:value="7.94385">
                <text:p>7.94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.8179">
                <text:p>32.8179</text:p>
              </table:table-cell>
              <table:table-cell office:value-type="float" office:value="7.94385">
                <text:p>7.94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8577">
                <text:p>32.8577</text:p>
              </table:table-cell>
              <table:table-cell office:value-type="float" office:value="7.95459">
                <text:p>7.954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8428">
                <text:p>32.8428</text:p>
              </table:table-cell>
              <table:table-cell office:value-type="float" office:value="8.0415">
                <text:p>8.04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.7905">
                <text:p>32.7905</text:p>
              </table:table-cell>
              <table:table-cell office:value-type="float" office:value="8.25293">
                <text:p>8.25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762">
                <text:p>32.762</text:p>
              </table:table-cell>
              <table:table-cell office:value-type="float" office:value="8.39062">
                <text:p>8.39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7827">
                <text:p>32.7827</text:p>
              </table:table-cell>
              <table:table-cell office:value-type="float" office:value="8.52954">
                <text:p>8.52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8899">
                <text:p>32.8899</text:p>
              </table:table-cell>
              <table:table-cell office:value-type="float" office:value="8.56299">
                <text:p>8.56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9312">
                <text:p>32.9312</text:p>
              </table:table-cell>
              <table:table-cell office:value-type="float" office:value="8.67212">
                <text:p>8.672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9517">
                <text:p>32.9517</text:p>
              </table:table-cell>
              <table:table-cell office:value-type="float" office:value="8.80908">
                <text:p>8.80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0532">
                <text:p>33.0532</text:p>
              </table:table-cell>
              <table:table-cell office:value-type="float" office:value="8.89941">
                <text:p>8.89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889">
                <text:p>33.0889</text:p>
              </table:table-cell>
              <table:table-cell office:value-type="float" office:value="8.96216">
                <text:p>8.96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2209">
                <text:p>33.2209</text:p>
              </table:table-cell>
              <table:table-cell office:value-type="float" office:value="9.14038">
                <text:p>9.14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3274">
                <text:p>33.3274</text:p>
              </table:table-cell>
              <table:table-cell office:value-type="float" office:value="9.33228">
                <text:p>9.33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.3792">
                <text:p>33.3792</text:p>
              </table:table-cell>
              <table:table-cell office:value-type="float" office:value="9.46289">
                <text:p>9.46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.3792">
                <text:p>33.3792</text:p>
              </table:table-cell>
              <table:table-cell office:value-type="float" office:value="9.46289">
                <text:p>9.46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7886">
                <text:p>33.7886</text:p>
              </table:table-cell>
              <table:table-cell office:value-type="float" office:value="9.5498">
                <text:p>9.54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1282">
                <text:p>34.1282</text:p>
              </table:table-cell>
              <table:table-cell office:value-type="float" office:value="9.62109">
                <text:p>9.62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1287">
                <text:p>34.1287</text:p>
              </table:table-cell>
              <table:table-cell office:value-type="float" office:value="9.62183">
                <text:p>9.62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1287">
                <text:p>34.1287</text:p>
              </table:table-cell>
              <table:table-cell office:value-type="float" office:value="9.62183">
                <text:p>9.62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1284">
                <text:p>34.1284</text:p>
              </table:table-cell>
              <table:table-cell office:value-type="float" office:value="9.62207">
                <text:p>9.62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1187">
                <text:p>34.1187</text:p>
              </table:table-cell>
              <table:table-cell office:value-type="float" office:value="9.7583">
                <text:p>9.7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0786">
                <text:p>34.0786</text:p>
              </table:table-cell>
              <table:table-cell office:value-type="float" office:value="9.89307">
                <text:p>9.89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.1272">
                <text:p>34.1272</text:p>
              </table:table-cell>
              <table:table-cell office:value-type="float" office:value="9.92236">
                <text:p>9.92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.1511">
                <text:p>34.1511</text:p>
              </table:table-cell>
              <table:table-cell office:value-type="float" office:value="10.0537">
                <text:p>10.05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1382">
                <text:p>34.1382</text:p>
              </table:table-cell>
              <table:table-cell office:value-type="float" office:value="10.1936">
                <text:p>10.1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1409">
                <text:p>34.1409</text:p>
              </table:table-cell>
              <table:table-cell office:value-type="float" office:value="10.334">
                <text:p>10.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1409">
                <text:p>34.1409</text:p>
              </table:table-cell>
              <table:table-cell office:value-type="float" office:value="10.334">
                <text:p>10.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2068">
                <text:p>34.2068</text:p>
              </table:table-cell>
              <table:table-cell office:value-type="float" office:value="10.3921">
                <text:p>10.39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2646">
                <text:p>34.2646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3318">
                <text:p>34.3318</text:p>
              </table:table-cell>
              <table:table-cell office:value-type="float" office:value="10.6433">
                <text:p>10.6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.4585">
                <text:p>34.4585</text:p>
              </table:table-cell>
              <table:table-cell office:value-type="float" office:value="10.6636">
                <text:p>10.6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5654">
                <text:p>34.5654</text:p>
              </table:table-cell>
              <table:table-cell office:value-type="float" office:value="10.7546">
                <text:p>10.75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6758">
                <text:p>34.6758</text:p>
              </table:table-cell>
              <table:table-cell office:value-type="float" office:value="10.8413">
                <text:p>10.8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8101">
                <text:p>34.8101</text:p>
              </table:table-cell>
              <table:table-cell office:value-type="float" office:value="10.8826">
                <text:p>10.8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948">
                <text:p>34.948</text:p>
              </table:table-cell>
              <table:table-cell office:value-type="float" office:value="10.8926">
                <text:p>10.8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061">
                <text:p>35.061</text:p>
              </table:table-cell>
              <table:table-cell office:value-type="float" office:value="10.9758">
                <text:p>10.97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4761">
                <text:p>35.4761</text:p>
              </table:table-cell>
              <table:table-cell office:value-type="float" office:value="11.021">
                <text:p>11.0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9541">
                <text:p>47.9541</text:p>
              </table:table-cell>
              <table:table-cell office:value-type="float" office:value="10.228">
                <text:p>10.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.1912">
                <text:p>48.1912</text:p>
              </table:table-cell>
              <table:table-cell office:value-type="float" office:value="10.0801">
                <text:p>10.08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3269">
                <text:p>48.3269</text:p>
              </table:table-cell>
              <table:table-cell office:value-type="float" office:value="10.0437">
                <text:p>10.04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5439">
                <text:p>48.5439</text:p>
              </table:table-cell>
              <table:table-cell office:value-type="float" office:value="9.89478">
                <text:p>9.89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.6841">
                <text:p>48.6841</text:p>
              </table:table-cell>
              <table:table-cell office:value-type="float" office:value="9.88403">
                <text:p>9.88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.8206">
                <text:p>48.8206</text:p>
              </table:table-cell>
              <table:table-cell office:value-type="float" office:value="9.85059">
                <text:p>9.85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.0576">
                <text:p>49.0576</text:p>
              </table:table-cell>
              <table:table-cell office:value-type="float" office:value="9.71851">
                <text:p>9.71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.1318">
                <text:p>49.1318</text:p>
              </table:table-cell>
              <table:table-cell office:value-type="float" office:value="9.59912">
                <text:p>9.599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646">
                <text:p>49.2646</text:p>
              </table:table-cell>
              <table:table-cell office:value-type="float" office:value="9.56665">
                <text:p>9.566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.3643">
                <text:p>49.3643</text:p>
              </table:table-cell>
              <table:table-cell office:value-type="float" office:value="9.46753">
                <text:p>9.46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.4434">
                <text:p>49.4434</text:p>
              </table:table-cell>
              <table:table-cell office:value-type="float" office:value="9.37305">
                <text:p>9.37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.4753">
                <text:p>49.4753</text:p>
              </table:table-cell>
              <table:table-cell office:value-type="float" office:value="9.2522">
                <text:p>9.25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5854">
                <text:p>49.5854</text:p>
              </table:table-cell>
              <table:table-cell office:value-type="float" office:value="9.19043">
                <text:p>9.190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6536">
                <text:p>49.6536</text:p>
              </table:table-cell>
              <table:table-cell office:value-type="float" office:value="9.08301">
                <text:p>9.083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6863">
                <text:p>49.6863</text:p>
              </table:table-cell>
              <table:table-cell office:value-type="float" office:value="8.94897">
                <text:p>8.94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689">
                <text:p>49.689</text:p>
              </table:table-cell>
              <table:table-cell office:value-type="float" office:value="8.80835">
                <text:p>8.808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689">
                <text:p>49.689</text:p>
              </table:table-cell>
              <table:table-cell office:value-type="float" office:value="8.80835">
                <text:p>8.80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.689">
                <text:p>49.689</text:p>
              </table:table-cell>
              <table:table-cell office:value-type="float" office:value="8.80835">
                <text:p>8.808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.8286">
                <text:p>49.8286</text:p>
              </table:table-cell>
              <table:table-cell office:value-type="float" office:value="8.82471">
                <text:p>8.82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5105">
                <text:p>50.5105</text:p>
              </table:table-cell>
              <table:table-cell office:value-type="float" office:value="8.81592">
                <text:p>8.81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